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  <style:text-properties fo:color="#000000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2.0015cm"/>
    </style:style>
    <style:style style:name="co3" style:family="table-column">
      <style:table-column-properties fo:break-before="auto" style:column-width="1.968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MSUBJECT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column table:style-name="co1" table:number-columns-repeated="16378" table:default-cell-style-name="ce2"/>
        <table:table-row table:style-name="ro1">
          <table:table-cell office:value-type="string" table:style-name="ce2">
            <text:p>SSID</text:p>
          </table:table-cell>
          <table:table-cell office:value-type="string" table:style-name="ce2">
            <text:p>SID</text:p>
          </table:table-cell>
          <table:table-cell office:value-type="string" table:style-name="ce2">
            <text:p>RID</text:p>
          </table:table-cell>
          <table:table-cell office:value-type="string" table:style-name="ce2">
            <text:p>COURSETITLE</text:p>
          </table:table-cell>
          <table:table-cell office:value-type="string" table:style-name="ce2">
            <text:p>CREDIT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Workshop</text:p>
          </table:table-cell>
          <table:table-cell office:value-type="float" office:value="2.5" table:style-name="ce2">
            <text:p>2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Chemistry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lish Language and Communication Skil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asic Electrical Engineering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thematics - 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hemistry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asic Electrical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lish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pplied Physic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gramming for Problem Solving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thematics - I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pplied Phys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gramming for Problem Solving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Graph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nalog and Digital Electronic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++ Programming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a Structure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T Workshop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nalog and Digital Electron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uter Organization and Architecture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uter Oriented Statistical Method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a Structure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bject Oriented Programming using C++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abase Management System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Programming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perating System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usiness Economics &amp; Financial Analysi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abase Management System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iscrete Mathemat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Programming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perating System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vanced Communication Skil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uter Networks &amp; Web Technologie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ftware Engineering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uter Network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-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-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ormal Languages &amp; Automata Theory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ftware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eb Technologie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iler Design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chine Learning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-III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iler Design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esign and Analysis of Algorithm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chine Learning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– I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pen Elective-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ryptography &amp; Network Security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a Mining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-IV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-V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pen Elective - 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ryptography &amp; Network Security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dustrial Oriented Mini Project/ Summer Internship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minar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ject Stage - 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rganizational Behaviour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- V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pen Elective - I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3"/>
        </table:table-row>
        <table:table-row table:style-name="ro4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ject Stage - II</text:p>
          </table:table-cell>
          <table:table-cell office:value-type="float" office:value="7" table:style-name="ce2">
            <text:p>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pan text:style-name="T1">Mathematics - I</text:span>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7" table:style-name="ro2">
          <table:table-cell table:number-columns-repeated="5" table:style-name="ce2"/>
          <table:table-cell table:number-columns-repeated="16379" table:style-name="ce3"/>
        </table:table-row>
        <table:table-row table:number-rows-repeated="10484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Heyy Buddy</meta:initial-creator>
    <dc:creator>SaHul 69</dc:creator>
    <meta:creation-date>2021-12-23T11:04:18Z</meta:creation-date>
    <dc:date>2021-12-27T20:18:44Z</dc:date>
  </office:meta>
</office:document-meta>
</file>